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018cm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018cm solid #000000" style:writing-mode="lr-tb"/>
    </style:style>
    <style:style style:name="P1" style:family="paragraph" style:parent-style-name="Header">
      <style:paragraph-properties fo:margin-top="0cm" fo:margin-bottom="0.423cm">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ff"/>
    </style:style>
    <style:style style:name="P9" style:family="paragraph" style:parent-style-name="PPIG_20_Normal">
      <style:text-properties fo:background-color="#ffff00"/>
    </style:style>
    <style:style style:name="P10" style:family="paragraph" style:parent-style-name="PPIG_20_Normal">
      <style:paragraph-properties fo:background-color="#ffffff">
        <style:background-image/>
      </style:paragraph-properties>
    </style:style>
    <style:style style:name="P11" style:family="paragraph" style:parent-style-name="PPIG_20_Reference">
      <style:text-properties fo:color="#000000" style:font-size-complex="11pt"/>
    </style:style>
    <style:style style:name="P12" style:family="paragraph" style:parent-style-name="PPIG_20_Reference">
      <style:text-properties fo:color="#000000" fo:background-color="#ffcc00" style:font-size-complex="11pt"/>
    </style:style>
    <style:style style:name="P13" style:family="paragraph" style:parent-style-name="Normal">
      <style:paragraph-properties fo:margin-left="0.635cm" fo:margin-right="0cm" fo:text-indent="0cm" style:auto-text-indent="false">
        <style:tab-stops/>
      </style:paragraph-properties>
    </style:style>
    <style:style style:name="P14" style:family="paragraph" style:parent-style-name="PPIG_20_Heading_20_Level_20_1">
      <style:paragraph-properties fo:background-color="#ffffff">
        <style:background-image/>
      </style:paragraph-properties>
    </style:style>
    <style:style style:name="P15" style:family="paragraph" style:parent-style-name="PPIG_20_Normal">
      <style:text-properties fo:background-color="#ffffff"/>
    </style:style>
    <style:style style:name="P16" style:family="paragraph" style:parent-style-name="PPIG_20_Normal">
      <style:paragraph-properties fo:background-color="#ffffff">
        <style:background-image/>
      </style:paragraph-properties>
    </style:style>
    <style:style style:name="P17" style:family="paragraph" style:parent-style-name="PPIG_20_Normal">
      <style:paragraph-properties fo:background-color="#ffffff">
        <style:background-image/>
      </style:paragraph-properties>
      <style:text-properties fo:color="#000000"/>
    </style:style>
    <style:style style:name="P18" style:family="paragraph" style:parent-style-name="PPIG_20_Title" style:master-page-name="MP0">
      <style:paragraph-properties style:page-number="auto" fo:break-before="page"/>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style:font-size-asian="9pt" style:font-weight-asian="normal"/>
    </style:style>
    <style:style style:name="T4" style:family="text">
      <style:text-properties fo:color="#000000" style:font-size-complex="11pt"/>
    </style:style>
    <style:style style:name="T5" style:family="text">
      <style:text-properties fo:color="#000000" fo:background-color="#ffffff"/>
    </style:style>
    <style:style style:name="T6" style:family="text">
      <style:text-properties fo:color="#000000" fo:background-color="#ffffff" style:font-size-complex="11pt"/>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style:font-style-asian="italic" style:font-size-complex="11pt"/>
    </style:style>
    <style:style style:name="T9" style:family="text">
      <style:text-properties fo:color="#000000" fo:background-color="#ffcc00" style:font-size-complex="11pt"/>
    </style:style>
    <style:style style:name="T10" style:family="text">
      <style:text-properties fo:color="#000000" fo:background-color="#ff3333"/>
    </style:style>
    <style:style style:name="T11" style:family="text">
      <style:text-properties fo:background-color="#ffffff"/>
    </style:style>
    <style:style style:name="T12" style:family="text">
      <style:text-properties fo:background-color="#ffff00"/>
    </style:style>
    <style:style style:name="T13" style:family="text">
      <style:text-properties style:font-name="Times New Roman" fo:font-size="11pt" style:font-size-asian="11pt" style:font-name-complex="Times New Roman" style:font-size-complex="11pt"/>
    </style:style>
    <style:style style:name="T14"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5" style:family="text">
      <style:text-properties style:font-name-asian="Courier New"/>
    </style:style>
    <style:style style:name="T16" style:family="text">
      <style:text-properties fo:background-color="transparent"/>
    </style:style>
    <style:style style:name="T17" style:family="text">
      <style:text-properties fo:background-color="#ffff66"/>
    </style:style>
    <style:style style:name="T18"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Ben Hayward</text:p>
        <text:p text:style-name="P5">P4117178@live.tees.ac.uk</text:p>
        <text:p text:style-name="P5">School of Computing</text:p>
        <text:p text:style-name="P5">Teesside University</text:p>
        <text:p text:style-name="P5">Zohra Elkamel</text:p>
        <text:p text:style-name="P5">School of Computing</text:p>
        <text:p text:style-name="P5">Teesside University</text:p>
        <text:p text:style-name="P5">L1463274@live.tees.ac.uk</text:p>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 text:style-name="Default_20_Paragraph_20_Font"><text:span text:style-name="T11"> to sustain the bee population in the wild, when infected with Varroas.</text:span></text:span></text:p>
        <text:p text:style-name="PPIG_20_Normal"><text:span text:style-name="Default_20_Paragraph_20_Font"><text:span text:style-name="T11">The infestation of the bee’s hive begins when a Varroa latches onto a bee and waits for the bee to enter to a hive. The mite then leaves its initial host and nests its self in an uncapped brood cell until it is sealed. The mite then feeds</text:span></text:span><text:span text:style-name="Default_20_Paragraph_20_Font"><text:span text:style-name="T11"> its self from the developing bee’s haemolymph, whilst breeding, until the bee is ready to leave the brood cell and join the colony, with p</text:span></text:span>otentially multiple Varroas. These mites will then infect other bees and the cycle repeats. <text:span text:style-name="Default_20_Paragraph_20_Font"><text:span text:style-name="T4">(Huang 2012) </text:span></text:span>The mites infect the bees with various diseases, including Deformed Wing Virus (DWV) (<text:span text:style-name="Default_20_Paragraph_20_Font"><text:span text:style-name="T4">Francis, Nielsen, Kryger </text:span></text:span><text:span text:style-name="Default_20_Paragraph_20_Font"><text:span text:style-name="T4">2013)</text:span></text:span><text:span text:style-name="Default_20_Paragraph_20_Font"><text:span text:style-name="T11">, and can ultimately</text:span></text:span><text:span text:style-name="Default_20_Paragraph_20_Font"><text:span text:style-name="T11"> cause the collapse of a colony</text:span></text:span><text:span text:style-name="Default_20_Paragraph_20_Font"><text:span text:style-name="T11">. </text:span></text:span><text:span text:style-name="Default_20_Paragraph_20_Font"><text:span text:style-name="T11">The hypothesis</text:span></text:span><text:span text:style-name="Default_20_Paragraph_20_Font"><text:span text:style-name="T11">’ logic is that as during swarming, bees have a period where there is no reproduct</text:span></text:span><text:span text:style-name="Default_20_Paragraph_20_Font"><text:span text:style-name="T11">ion, and as a result the mites do not reproduce, meaning that many die, allowing the overall bee population to sustain its </text:span></text:span><text:span text:style-name="Default_20_Paragraph_20_Font"><text:span text:style-name="T11">self.</text:span></text:span></text:p>
        <text:p text:style-name="PPIG_20_Heading_20_Level_20_1">2. Model</text:p>
        <text:p text:style-name="P8">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8">Seasons are also simplified for the sake of processing, where bees and mites do not reproduce or age in the winter. This is because mites <text:span text:style-name="T12">can survive months in the winter </text:span><text:span text:style-name="T16">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10"><text:soft-page-break/><text:span text:style-name="Default_20_Paragraph_20_Font"><text:span text:style-name="T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Ruepell, Kaftanouglu, &amp; Page, 2009). Based upon this, the average age is set to the mean values of 26.5 days ((26.4+26.6) / 2) in a small hive and 22.5 days ((22.3+22.8)/2) in a larger hive. </text:span></text:span></text:p>
        <text:p text:style-name="P10"><text:span text:style-name="Default_20_Paragraph_20_Font"><text:span text:style-name="T2">The workers life cycle has been heavily abstracted to reduce unnecessary complexities that would hinder the models performance, and have no impact on supporting or disagreeing with the hypothesis. As </text:span></text:span>a queen bee is capable of laying eggs to create 2000 new bees per week (Eley, 2010), it<text:span text:style-name="Default_20_Paragraph_20_Font"><text:span text:style-name="T2">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10"><text:span text:style-name="Default_20_Paragraph_20_Font"><text:span text:style-name="T2">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10"><text:span text:style-name="Default_20_Paragraph_20_Font"><text:span text:style-name="T2">The queens </text:span></text:span><text:span text:style-name="T2">life cycle is heavily abstracted, due to a hive replacing a queen that dies so that they can survive. This did however need to be represented in the model, as there is a small </text:span><text:span text:style-name="T10">chance of a queen dying at a time when there is no suitable replacement (</text:span><text:span text:style-name="T2">Moore, P. A., Wilson, M. E., &amp; Skinner, J. A. 2015). To achieve this the model holds a singular queen bee per hive at all times, however when bees swarm, the current queen moves with the swarm to a new hive, and a new queen is born in the old hive.</text:span></text:p>
        <text:p text:style-name="P17">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 <text:span text:style-name="T17">varied from source to source</text:span>, 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data set to use is that the maximum capacities that we would use<text:span text:style-name="T17"> would be 60,000</text:span> an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 under 50,000 capacity).</text:p>
        <text:p text:style-name="P17">The swarming functionality is modelled based upon the hives capacity, where bees swarm at a default of <text:span text:style-name="T17">70% of the maximum capacity</text:span><text:span text:style-name="T16">,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0"><text:span text:style-name="T16"/></text:p>
        <text:p text:style-name="P14"><text:span text:style-name="T16">3. Results</text:span></text:p>
        <text:p text:style-name="P9">Simulations ran by the model have indicated that:</text:p>
        <text:p text:style-name="PPIG_20_Heading_20_Level_20_1"><text:soft-page-break/>4. Analysis</text:p>
        <text:p text:style-name="PPIG_20_Normal"><text:span text:style-name="Default_20_Paragraph_20_Font"><text:span text:style-name="T12">The results appear to demonstrate </text:span></text:span><text:span text:style-name="Default_20_Paragraph_20_Font"><text:span text:style-name="T12">that the hypothesis is</text:span></text:span></text:p>
        <text:p text:style-name="PPIG_20_Heading_20_Level_20_1">5. Conclusion</text:p>
        <text:p text:style-name="P9">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4">Loftus, J. C., Smith, M. L., &amp; Seeley, T. D. (2016, March 11)</text:span></text:span><text:span text:style-name="Default_20_Paragraph_20_Font"><text:span text:style-name="T4">. How Hon</text:span></text:span><text:span text:style-name="Default_20_Paragraph_20_Font"><text:span text:style-name="T4">ey Bee Colonies Survive in the Wild: Testing the Importance of Small Nests and Frequent Swarming. </text:span></text:span><text:span text:style-name="Default_20_Paragraph_20_Font"><text:span text:style-name="T7">PLoS ONE,</text:span></text:span><text:span text:style-name="Default_20_Paragraph_20_Font"><text:span text:style-name="T7"> </text:span></text:span><text:span text:style-name="Default_20_Paragraph_20_Font"><text:span text:style-name="T7">11</text:span></text:span><text:span text:style-name="Default_20_Paragraph_20_Font"><text:span text:style-name="T4">(3). doi:10.1371/journal.pone.0150362</text:span></text:span></text:p>
        <text:p text:style-name="P11"/>
        <text:p text:style-name="P13"><text:span text:style-name="Default_20_Paragraph_20_Font"><text:span text:style-name="T13">Simpson, J., &amp; Riedel, I. B. (1963, February 20). The Factor That Causes Swarming By Honeybee </text:span></text:span><text:span text:style-name="Default_20_Paragraph_20_Font"><text:span text:style-name="T13"><text:s text:c="3"/></text:span></text:span><text:span text:style-name="Default_20_Paragraph_20_Font"><text:span text:style-name="T13">Colonies In Small Hives. </text:span></text:span><text:span text:style-name="Default_20_Paragraph_20_Font"><text:span text:style-name="T13">Journel of Apicultural Research,</text:span></text:span><text:span text:style-name="Default_20_Paragraph_20_Font"><text:span text:style-name="T13"> </text:span></text:span><text:span text:style-name="Default_20_Paragraph_20_Font"><text:span text:style-name="T13">2</text:span></text:span><text:span text:style-name="Default_20_Paragraph_20_Font"><text:span text:style-name="T13">(1). </text:span></text:span><text:a xlink:type="simple" xlink:href="http://dx.doi.org/10.1080/00218839.1963.11100056" office:target-frame-name="_top" xlink:show="replace" text:style-name="Internet_20_link" text:visited-style-name="Visited_20_Internet_20_Link"><text:span text:style-name="Hyperlink"><text:span text:style-name="T13">http://dx.doi.org/10.1080/00218839.1963.11100056</text:span></text:span></text:a></text:p>
        <text:p text:style-name="P11"/>
        <text:p text:style-name="PPIG_20_Reference"><text:span text:style-name="Default_20_Paragraph_20_Font"><text:span text:style-name="T4">Francis, R. M., Nielsen, S. L., &amp; Kryger, P. (2013). Varroa-Virus Interactio</text:span></text:span><text:span text:style-name="Default_20_Paragraph_20_Font"><text:span text:style-name="T4">n in Collapsing Honey Bee Colonies. </text:span></text:span><text:span text:style-name="Default_20_Paragraph_20_Font"><text:span text:style-name="T7">PLoS ONE,</text:span></text:span><text:span text:style-name="Default_20_Paragraph_20_Font"><text:span text:style-name="T4"> </text:span></text:span><text:span text:style-name="Default_20_Paragraph_20_Font"><text:span text:style-name="T7">8</text:span></text:span><text:span text:style-name="Default_20_Paragraph_20_Font"><text:span text:style-name="T4">(3). doi:10.1371/journal.pone.0057540</text:span></text:span></text:p>
        <text:p text:style-name="P11"/>
        <text:p text:style-name="PPIG_20_Reference"><text:span text:style-name="Default_20_Paragraph_20_Font"><text:span text:style-name="T4">Ziegelmann, B., Tolasch, T., Steidle, J. L., &amp; Rosenkranz, P. (2013). The mating behavior of Varroa destructor is triggered by a female sex pheromone. Part 2: Identificat</text:span></text:span><text:span text:style-name="Default_20_Paragraph_20_Font"><text:span text:style-name="T4">ion and dose-dependent effects of components of the Varroa sex pheromone. </text:span></text:span><text:span text:style-name="Default_20_Paragraph_20_Font"><text:span text:style-name="T7">Apidologie,</text:span></text:span><text:span text:style-name="Default_20_Paragraph_20_Font"><text:span text:style-name="T4"> </text:span></text:span><text:span text:style-name="Default_20_Paragraph_20_Font"><text:span text:style-name="T7">44</text:span></text:span><text:span text:style-name="Default_20_Paragraph_20_Font"><text:span text:style-name="T4">(4), 481-490. doi:10.1007/s13592-013-0198-5</text:span></text:span></text:p>
        <text:p text:style-name="P11"/>
        <text:p text:style-name="PPIG_20_Reference"><text:span text:style-name="Default_20_Paragraph_20_Font"><text:span text:style-name="T4">Huang, Z. (2012, October). Varroa Mite Reproductive Biology. </text:span></text:span><text:span text:style-name="Default_20_Paragraph_20_Font"><text:span text:style-name="T7">American Bee Journal</text:span></text:span><text:span text:style-name="Default_20_Paragraph_20_Font"><text:span text:style-name="T4">. </text:span></text:span><text:span text:style-name="Default_20_Paragraph_20_Font"><text:span text:style-name="T9">Doi:152: 981-985</text:span></text:span></text:p>
        <text:p text:style-name="P12"/>
        <text:p text:style-name="PPIG_20_Reference"><text:span text:style-name="Default_20_Paragraph_20_Font"><text:span text:style-name="T6">Ruepell, O., </text:span></text:span><text:span text:style-name="Default_20_Paragraph_20_Font"><text:span text:style-name="T6">Kaftanouglu, O., &amp; Page, R. E. (2009). Honey bee (Apis mellifera) workers live longer in small than in large colonies. </text:span></text:span><text:span text:style-name="Default_20_Paragraph_20_Font"><text:span text:style-name="T8">Experimental Gerontology</text:span></text:span><text:span text:style-name="Default_20_Paragraph_20_Font"><text:span text:style-name="T6">, </text:span></text:span><text:span text:style-name="Default_20_Paragraph_20_Font"><text:span text:style-name="T8">44</text:span></text:span><text:span text:style-name="Default_20_Paragraph_20_Font"><text:span text:style-name="T6">(6-7), . doi:http://dx.doi.org/10.1016/j.exger.2009.04.003</text:span></text:span></text:p>
        <text:p text:style-name="P9"/>
        <text:p text:style-name="Normal"><text:span text:style-name="Default_20_Paragraph_20_Font"><text:span text:style-name="T14">Eley, L. (2010, May 01). All About Honey Bees. Retrieved November 11, 2016, from </text:span></text:span><text:span text:style-name="Default_20_Paragraph_20_Font"><text:span text:style-name="T13">http://www.colostate.edu/Dept/CoopExt/4dmg/Pests/bees.htm </text:span></text:span></text:p>
        <text:p text:style-name="P5"/>
        <text:p text:style-name="Normal"><text:span text:style-name="Default_20_Paragraph_20_Font"><text:span text:style-name="T13">Moore, P. A., Wilson, M. E., &amp; Skinner, J. A. (2015, August 18). Honey Bee Queens: Evaluating the Most Important Colony Member - eXtension. Retrieved November 11, 2016, from http://articles.extension.org/pages/73133/honey-bee-queens:-evaluating-the-most-important-colony-member</text:span></text:span></text:p>
        <text:p text:style-name="P5"/>
        <text:p text:style-name="P9">Assorted style stuff</text:p>
        <text:p text:style-name="P9"/>
        <text:p text:style-name="PPIG_20_Heading_20_Level_20_2"><text:soft-page-break/>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5"><text:s text:c="4"/></text:span></text:span>apply( *, a, b ) -&gt; c;</text:p>
        <text:p text:style-name="PPIG_20_Code"><text:span text:style-name="Default_20_Paragraph_20_Font"><text:span text:style-name="T15"><text:s text:c="4"/></text:span></text:span>c / length(a) -&gt; res;</text:p>
        <text:p text:style-name="PPIG_20_Code">enddef</text:p>
        <text:p text:style-name="P9"/>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106cm"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fo:hyphenation-remain-char-count="0" fo:hyphenation-push-char-count="0"/>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fo:hyphenation-remain-char-count="0" fo:hyphenation-push-char-count="0"/>
    </style:style>
    <style:style style:name="PPIG_20_Heading_20_Level_20_1" style:display-name="PPIG Heading Level 1" style:family="paragraph" style:parent-style-name="Standard" style:next-style-name="PPIG_20_Normal">
      <style:paragraph-properties fo:margin-top="0.635cm" fo:margin-bottom="0.212cm" fo:hyphenation-ladder-count="no-limit" fo:keep-with-next="always"/>
      <style:text-properties style:font-name="Arial" fo:font-size="11pt" fo:font-weight="bold" style:font-size-asian="11pt" style:font-weight-asian="bold" style:font-name-complex="Arial" fo:hyphenate="false" fo:hyphenation-remain-char-count="0" fo:hyphenation-push-char-count="0"/>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fo:hyphenation-remain-char-count="0" fo:hyphenation-push-char-count="0"/>
    </style:style>
    <style:style style:name="PPIG_20_Reference" style:display-name="PPIG Reference" style:family="paragraph" style:parent-style-name="Standard">
      <style:paragraph-properties fo:margin-left="0.635cm" fo:margin-right="0cm" fo:margin-top="0.212cm" fo:margin-bottom="0cm" fo:hyphenation-ladder-count="no-limit" fo:text-indent="-0.635cm" style:auto-text-indent="false">
        <style:tab-stops/>
      </style:paragraph-properties>
      <style:text-properties fo:font-size="11pt" style:font-size-asian="11pt" fo:hyphenate="false" fo:hyphenation-remain-char-count="0" fo:hyphenation-push-char-count="0"/>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size="12pt" fo:font-weight="bold" style:font-size-asian="12pt" style:font-weight-asian="bold" style:font-name-complex="Arial" fo:hyphenate="false" fo:hyphenation-remain-char-count="0" fo:hyphenation-push-char-count="0"/>
    </style:style>
    <style:style style:name="PPIG_20_Keywords" style:display-name="PPIG Keywords" style:family="paragraph" style:parent-style-name="Standard">
      <style:paragraph-properties fo:hyphenation-ladder-count="no-limit"/>
      <style:text-properties fo:hyphenate="false" fo:hyphenation-remain-char-count="0" fo:hyphenation-push-char-count="0"/>
    </style:style>
    <style:style style:name="PPIG_20_Normal" style:display-name="PPIG Normal" style:family="paragraph" style:parent-style-name="Standard">
      <style:paragraph-properties fo:margin-top="0.212cm" fo:margin-bottom="0cm" fo:hyphenation-ladder-count="no-limit"/>
      <style:text-properties fo:font-size="11pt" style:font-size-asian="11pt" fo:hyphenate="false" fo:hyphenation-remain-char-count="0" fo:hyphenation-push-char-count="0"/>
    </style:style>
    <style:style style:name="PPIG_20_Heading_20_Level_20_2" style:display-name="PPIG Heading Level 2" style:family="paragraph" style:parent-style-name="PPIG_20_Normal" style:next-style-name="PPIG_20_Normal">
      <style:paragraph-properties fo:margin-top="0.423cm" fo:margin-bottom="0cm" fo:hyphenation-ladder-count="no-limit" fo:keep-with-next="always"/>
      <style:text-properties style:font-name="Arial" style:font-name-complex="Arial" fo:hyphenate="false" fo:hyphenation-remain-char-count="0" fo:hyphenation-push-char-count="0"/>
    </style:style>
    <style:style style:name="PPIG_20_Abstract" style:display-name="PPIG Abstract" style:family="paragraph" style:parent-style-name="PPIG_20_Normal">
      <style:paragraph-properties fo:hyphenation-ladder-count="no-limit"/>
      <style:text-properties fo:hyphenate="false" fo:hyphenation-remain-char-count="0" fo:hyphenation-push-char-count="0"/>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fo:hyphenation-remain-char-count="0" fo:hyphenation-push-char-count="0"/>
    </style:style>
    <style:style style:name="PPIG_20_Table_20_Entry" style:display-name="PPIG Table Entry" style:family="paragraph" style:parent-style-name="Standard">
      <style:paragraph-properties fo:margin-top="0.035cm" fo:margin-bottom="0.035cm" fo:text-align="center" style:justify-single-word="false" fo:hyphenation-ladder-count="no-limit"/>
      <style:text-properties fo:font-size="11pt" style:font-size-asian="11pt" fo:hyphenate="false" fo:hyphenation-remain-char-count="0" fo:hyphenation-push-char-count="0"/>
    </style:style>
    <style:style style:name="PPIG_20_Caption" style:display-name="PPIG Caption" style:family="paragraph" style:parent-style-name="PPIG_20_Normal">
      <style:paragraph-properties fo:margin-top="0cm" fo:margin-bottom="0.212cm" fo:text-align="center" style:justify-single-word="false" fo:hyphenation-ladder-count="no-limit"/>
      <style:text-properties fo:font-style="italic" style:font-style-asian="italic" fo:hyphenate="false" fo:hyphenation-remain-char-count="0" fo:hyphenation-push-char-count="0"/>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fo:hyphenation-remain-char-count="0" fo:hyphenation-push-char-count="0"/>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fo:hyphenation-remain-char-count="0" fo:hyphenation-push-char-count="0"/>
    </style:style>
    <style:style style:name="PPIG_20_Code" style:display-name="PPIG Code" style:family="paragraph" style:parent-style-name="PPIG_20_Normal">
      <style:paragraph-properties fo:margin-left="0.751cm" fo:margin-right="0cm" fo:margin-top="0cm" fo:margin-bottom="0cm" fo:hyphenation-ladder-count="no-limit" fo:text-indent="0cm" style:auto-text-indent="false" fo:padding-left="0.141cm" fo:padding-right="0cm" fo:padding-top="0cm" fo:padding-bottom="0cm" fo:border-left="0.018cm solid #000000" fo:border-right="none" fo:border-top="none" fo:border-bottom="none" style:shadow="none">
        <style:tab-stops/>
      </style:paragraph-properties>
      <style:text-properties style:font-name="Courier New" fo:font-size="10pt" style:font-size-asian="10pt"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2z0" style:family="text">
      <style:text-properties style:font-name="Tms Rmn" style:font-name-complex="Tms Rmn"/>
    </style:style>
    <style:style style:name="WW8Num3z0" style:family="text">
      <style:text-properties style:font-name="Symbol" style:font-name-complex="Symbol"/>
    </style:style>
    <style:style style:name="WW8Num4z0" style:family="text">
      <style:text-properties style:font-name="Tms Rmn" style:font-name-complex="Tms Rmn"/>
    </style:style>
    <style:style style:name="WW8Num5z0"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Tms Rmn" style:font-name-complex="Tms Rmn"/>
    </style:style>
    <style:style style:name="WW_5f_CharLFO3LVL1" style:display-name="WW_CharLFO3LVL1" style:family="text">
      <style:text-properties style:font-name="Symbol" style:font-name-complex="Symbol"/>
    </style:style>
    <style:style style:name="WW_5f_CharLFO4LVL1" style:display-name="WW_CharLFO4LVL1" style:family="text">
      <style:text-properties style:font-name="Tms Rmn" style:font-name-complex="Tms Rmn"/>
    </style:style>
    <style:style style:name="WW_5f_CharLFO5LVL1" style:display-name="WW_CharLFO5LVL1" style:family="text">
      <style:text-properties style:font-name="Symbol" style:font-name-comple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span></text:span><text:span text:style-name="Default_20_Paragraph_20_Font"><text:span text:style-name="MT1"><text:tab/></text:span></text:span><text:span text:style-name="Page_20_Number"><text:page-number text:select-page="current">5</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PIG Submission Template 2008</dc:title>
    <meta:keyword>PPIG; Template</meta:keyword>
    <meta:initial-creator>s</meta:initial-creator>
    <dc:creator>Ben Hayward</dc:creator>
    <meta:creation-date>2014-01-24T18:05:00Z</meta:creation-date>
    <dc:date>2016-11-12T11:03:56</dc:date>
    <meta:print-date>2014-09-23T11:55:00Z</meta:print-date>
    <meta:editing-cycles>52</meta:editing-cycles>
    <meta:editing-duration>PT7H40S</meta:editing-duration>
    <meta:document-statistic meta:table-count="1" meta:image-count="0" meta:object-count="0" meta:page-count="5" meta:paragraph-count="64" meta:word-count="1751" meta:character-count="10266"/>
    <meta:template xlink:type="simple" xlink:actuate="onRequest" xlink:title="" xlink:href="Normal"/>
  </office:meta>
</office:document-meta>
</file>